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7cm" svg:height="6.2cm" svg:x="11.8cm" svg:y="2.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283cm" svg:height="2.1cm" svg:x="1.317cm" svg:y="14.5cm">
          <text:p text:style-name="P1">ARM Cortex-M (Hardwar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3cm" svg:height="2.1cm" svg:x="1.3cm" svg:y="11.6cm">
          <text:p text:style-name="P1">CMSIS-CORE (C language)</text:p>
          <draw:enhanced-geometry svg:viewBox="0 0 21600 21600" draw:path-stretchpoint-x="10800" draw:path-stretchpoint-y="10800" draw:text-areas="?f3 ?f4 ?f5 ?f6" draw:type="round-rectangle" draw:modifiers="4585.24512137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1.3cm" svg:height="2.1cm" svg:x="1.3cm" svg:y="8.9cm">
          <text:p text:style-name="P1">mbed HAL (C language)</text:p>
          <draw:enhanced-geometry svg:viewBox="0 0 21600 21600" draw:path-stretchpoint-x="10800" draw:path-stretchpoint-y="10800" draw:text-areas="?f3 ?f4 ?f5 ?f6" draw:type="round-rectangle" draw:modifiers="4585.24512137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5cm" svg:height="2.1cm" svg:x="1.3cm" svg:y="5.7cm">
          <text:p text:style-name="P1">C++ Middleware</text:p>
          <draw:enhanced-geometry svg:viewBox="0 0 21600 21600" draw:path-stretchpoint-x="10800" draw:path-stretchpoint-y="10800" draw:text-areas="?f3 ?f4 ?f5 ?f6" draw:type="round-rectangle" draw:modifiers="9386.38743455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5cm" svg:height="2.1cm" svg:x="1.3cm" svg:y="3cm">
          <text:p text:style-name="P1">C++ Application</text:p>
          <draw:enhanced-geometry svg:viewBox="0 0 21600 21600" draw:path-stretchpoint-x="10800" draw:path-stretchpoint-y="10800" draw:text-areas="?f3 ?f4 ?f5 ?f6" draw:type="round-rectangle" draw:modifiers="9386.38743455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5cm" svg:height="2.1cm" svg:x="13cm" svg:y="5.7cm">
          <text:p text:style-name="P1">ATS Middleware</text:p>
          <draw:enhanced-geometry svg:viewBox="0 0 21600 21600" draw:path-stretchpoint-x="10800" draw:path-stretchpoint-y="10800" draw:text-areas="?f3 ?f4 ?f5 ?f6" draw:type="round-rectangle" draw:modifiers="9386.38743455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5cm" svg:height="2.1cm" svg:x="13cm" svg:y="3cm">
          <text:p text:style-name="P1">ATS Application</text:p>
          <draw:enhanced-geometry svg:viewBox="0 0 21600 21600" draw:path-stretchpoint-x="10800" draw:path-stretchpoint-y="10800" draw:text-areas="?f3 ?f4 ?f5 ?f6" draw:type="round-rectangle" draw:modifiers="9386.38743455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43cm" svg:height="1.431cm" svg:x="12.157cm" svg:y="1.269cm">
          <draw:text-box>
            <text:p text:style-name="P2">Our produ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6-28T12:39:52.698514834</meta:creation-date>
    <dc:date>2014-06-28T12:55:04.949397941</dc:date>
    <dc:creator>Okabe Kiwamu</dc:creator>
    <meta:editing-duration>PT14M44S</meta:editing-duration>
    <meta:editing-cycles>31</meta:editing-cycles>
    <meta:generator>LibreOffice/4.2.5.2$Linux_X86_64 LibreOffice_project/420m0$Build-2</meta:generator>
    <meta:document-statistic meta:object-count="9"/>
  </office:meta>
</office:document-meta>
</file>